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1a0717"/>
    </style:style>
    <style:style style:name="T2" style:family="text">
      <style:text-properties officeooo:rsid="001cb43d"/>
    </style:style>
    <style:style style:name="T3" style:family="text">
      <style:text-properties officeooo:rsid="002219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KFS, Napkins and Clean<text:span text:style-name="T3">u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10-05T19:02:48.903080493</meta:print-date>
    <dc:date>2019-10-05T19:02:52.289251284</dc:date>
    <meta:editing-duration>PT20M42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4" meta:character-count="25" meta:non-whitespace-character-count="21"/>
  </office:meta>
</office:document-meta>
</file>